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his is a title</text:p>
          </draw:text-box>
        </draw:frame>
        <draw:frame presentation:style-name="pr2" draw:layer="layout" svg:width="25.199cm" svg:height="13.859cm" svg:x="1.4cm" svg:y="4.914cm" presentation:class="subtitle">
          <draw:text-box>
            <text:p>This is a slide's tex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his is a 2<text:span text:style-name="T1">nd</text:span> pag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And a 2<text:span text:style-name="T1">nd</text:span> page's conten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David Bashford</meta:initial-creator>
    <meta:creation-date>2015-07-26T10:55:36</meta:creation-date>
    <meta:editing-duration>PT49S</meta:editing-duration>
    <meta:editing-cycles>2</meta:editing-cycles>
    <dc:date>2015-07-26T10:56:21</dc:date>
    <dc:creator>David Bashford</dc:creator>
    <meta:document-statistic meta:object-count="29"/>
    <meta:generator>OpenOffice.org/3.3$Unix OpenOffice.org_project/330m20$Build-9567</meta:generator>
  </office:meta>
</office:document-meta>
</file>